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margin-top="0in" fo:margin-bottom="0.1665in" style:contextual-spacing="false" fo:text-indent="0in" style:auto-text-indent="false" fo:padding="0.0193in" fo:border="0.06pt solid #e5e7eb"/>
      <style:text-properties fo:font-size="36pt" fo:font-weight="bold"/>
    </style:style>
    <style:style style:name="P2" style:family="paragraph" style:parent-style-name="Text_20_body">
      <style:paragraph-properties fo:margin-left="0in" fo:margin-right="0in" fo:margin-top="0in" fo:margin-bottom="0.25in" style:contextual-spacing="false" fo:line-height="162%" fo:text-indent="0in" style:auto-text-indent="false" fo:padding="0.0193in" fo:border="0.06pt solid #e5e7eb"/>
      <style:text-properties fo:font-size="15pt"/>
    </style:style>
    <style:style style:name="P3" style:family="paragraph" style:parent-style-name="Text_20_body">
      <style:paragraph-properties fo:margin-left="0in" fo:margin-right="0in" fo:margin-top="0in" fo:margin-bottom="0in" style:contextual-spacing="false" fo:line-height="142%" fo:orphans="2" fo:widows="2" fo:text-indent="0in" style:auto-text-indent="false"/>
      <style:text-properties fo:font-variant="normal" fo:text-transform="none" style:font-name="Geist" fo:font-size="10.5pt" fo:letter-spacing="normal" fo:font-style="normal" fo:font-weight="normal" loext:padding="0.0193in" loext:border="0.06pt solid #e5e7eb"/>
    </style:style>
    <style:style style:name="P4" style:family="paragraph" style:parent-style-name="Heading_20_2">
      <style:text-properties fo:font-size="18pt" fo:font-weight="bold"/>
    </style:style>
    <style:style style:name="P5" style:family="paragraph" style:parent-style-name="Text_20_body">
      <style:paragraph-properties fo:margin-left="0in" fo:margin-right="0in" fo:margin-top="0in" fo:margin-bottom="0.1665in" style:contextual-spacing="false" fo:text-indent="0in" style:auto-text-indent="false" fo:padding="0.0193in" fo:border="0.06pt solid #e5e7eb"/>
    </style:style>
    <style:style style:name="P6" style:family="paragraph" style:parent-style-name="Heading_20_2">
      <style:paragraph-properties fo:margin-left="0in" fo:margin-right="0in" fo:margin-top="0in" fo:margin-bottom="0.1665in" style:contextual-spacing="false" fo:line-height="133%" fo:text-indent="0in" style:auto-text-indent="false" fo:padding="0.0193in" fo:border="0.06pt solid #e5e7eb"/>
      <style:text-properties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sponsible AI Principles</text:h>
      <text:p text:style-name="P2">Codifies principles such as fairness, accountability, transparency, and security.</text:p>
      <text:p text:style-name="P3">Owner: Head of Ethics</text:p>
      <text:p text:style-name="Standard"/>
      <text:h text:style-name="P4" text:outline-level="2">Purpose and Scope</text:h>
      <text:p text:style-name="P5">Responsible AI provides structure, boundaries, and clarity so teams do not ship harmful or non-compliant systems by accident. Applies to every AI use across prototypes, purchased models, internal automation, shadow AI, and third-party vendors.</text:p>
      <text:h text:style-name="P6" text:outline-level="2">Governance, Accountability, and Oversight</text:h>
      <text:p text:style-name="P5">Every decision, dataset, model, and launch readiness state must have a named owner. Governance bodies such as the AI Review Board approve high-risk use cases, resolve escalations, and define risk appetite. Humans can override AI whenever decisions materially affect people or critical outcomes.</text:p>
      <text:h text:style-name="P6" text:outline-level="2">Safety, Security, and Robustness</text:h>
      <text:p text:style-name="P5">AI systems must behave predictably under adversarial, extreme, or unexpected conditions: prompt-injection defense, jailbreak resistance, secure supply chains, isolated training environments, and resilience planning prove that safety holds when operations turn messy.</text:p>
      <text:h text:style-name="P6" text:outline-level="2">Fairness, Privacy, and Data Governance</text:h>
      <text:p text:style-name="P5">Fairness is measurable. Systems must avoid discriminatory outcomes across protected or vulnerable groups. Privacy is upheld through lawful sourcing, purpose limitation, minimization, and defined retention. Each dataset requires provenance, license clarity, and documented risk.</text:p>
      <text:h text:style-name="P6" text:outline-level="2">Transparency, Documentation, and Explainability</text:h>
      <text:p text:style-name="P5">Users deserve to know when they interact with AI and what the model can or cannot do. Model cards, system cards, and datasheets capture assumptions, limitations, failure modes, and metrics to keep systems auditable and explainable as teams evolve.</text:p>
      <text:h text:style-name="P6" text:outline-level="2"><text:soft-page-break/>Environmental Responsibility</text:h>
      <text:p text:style-name="P5">Training and inference choices must consider carbon impact. Evaluate efficiency, hardware selection, fine-tuning strategies, caching, and architecture decisions with sustainability in mind. Optimization is part of responsibility.</text:p>
      <text:h text:style-name="P6" text:outline-level="2">Vendor Risk and Third-Party Management</text:h>
      <text:p text:style-name="P5">Liability is not outsourced to vendors. Third-party models, APIs, and cloud AI services undergo the same risk review, policy monitoring, contractual boundaries, and assurance checks as internal builds.</text:p>
      <text:h text:style-name="P6" text:outline-level="2">Post-Market Monitoring, Incidents, and Continuous Learning</text:h>
      <text:p text:style-name="P5">Models drift and contexts shift, so production monitoring, KPI tracking, early degradation detection, and structured incident response are mandatory. Incidents feed process improvements, updated thresholds, and preventive guardrails.</text:p>
      <text:h text:style-name="P6" text:outline-level="2">Training, Records, Enforcement, and Exceptions</text:h>
      <text:p text:style-name="P5">Teams must practice these principles daily. Training embeds responsible habits; records prove decisions were sound at the time; enforcement prevents symbolic compliance. Exceptions are time-bound and explicitly approved. Responsible AI becomes culture when evidence, rules, and accountability reinforce each oth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2:27:41.537138000</meta:creation-date>
    <dc:date>2026-01-30T22:28:23.538076000</dc:date>
    <meta:editing-duration>PT42S</meta:editing-duration>
    <meta:editing-cycles>1</meta:editing-cycles>
    <meta:document-statistic meta:table-count="0" meta:image-count="0" meta:object-count="0" meta:page-count="2" meta:paragraph-count="21" meta:word-count="359" meta:character-count="2775" meta:non-whitespace-character-count="2437"/>
    <meta:generator>LibreOffice/25.2.7.2$MacOSX_AARCH64 LibreOffice_project/5cbfd1ab6520636bb5f7b99185aa69bd7456825d</meta:generator>
  </office:meta>
</office:document-meta>
</file>